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01.54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3" table:number-rows-spanned="1">
            <text:p>[detail2.laporan_frekuensi] [detail.format_hari]</text:p>
          </table:table-cell>
          <table:covered-table-cell/>
          <table:covered-table-cell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[detail2.pengembalian_terlambat] [detail.periode2]</text:p>
          </table:table-cell>
          <table:covered-table-cell/>
          <table:covered-table-cell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[detail2.berdasarkan] [detail2.anggota] [detail.test]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2.jumlah]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2:10:12.7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2T12:12:55.579000000</dc:date>
    <meta:editing-duration>PT3H1M54S</meta:editing-duration>
    <meta:editing-cycles>39</meta:editing-cycles>
    <meta:document-statistic meta:table-count="1" meta:cell-count="11" meta:object-count="0"/>
  </office:meta>
</office:document-meta>
</file>